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0d3" officeooo:paragraph-rsid="000330d3"/>
    </style:style>
    <style:style style:name="P2" style:family="paragraph" style:parent-style-name="Standard">
      <style:text-properties officeooo:paragraph-rsid="000330d3"/>
    </style:style>
    <style:style style:name="P3" style:family="paragraph" style:parent-style-name="Standard">
      <style:text-properties officeooo:rsid="0006cf6a" officeooo:paragraph-rsid="0006cf6a"/>
    </style:style>
    <style:style style:name="P4" style:family="paragraph" style:parent-style-name="Standard">
      <style:text-properties officeooo:rsid="0006cf6a" officeooo:paragraph-rsid="00072791"/>
    </style:style>
    <style:style style:name="P5" style:family="paragraph" style:parent-style-name="Standard">
      <style:text-properties officeooo:rsid="00072791" officeooo:paragraph-rsid="00072791"/>
    </style:style>
    <style:style style:name="T1" style:family="text">
      <style:text-properties officeooo:rsid="000727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ypi.org/project/hurst/" text:style-name="Internet_20_link" text:visited-style-name="Visited_20_Internet_20_Link">https://pypi.org/project/hurst/</text:a></text:p>
      <text:p text:style-name="P1"><text:a xlink:type="simple" xlink:href="https://www.gaussianwaves.com/2013/11/simulation-and-analysis-of-white-noise-in-matlab/" text:style-name="Internet_20_link" text:visited-style-name="Visited_20_Internet_20_Link">https://www.gaussianwaves.com/2013/11/simulation-and-analysis-of-white-noise-in-matlab/</text:a></text:p>
      <text:p text:style-name="P1"><text:a xlink:type="simple" xlink:href="https://www.nbtwiki.net/doku.php?id=tutorial:detrended_fluctuation_analysis_dfa" text:style-name="Internet_20_link" text:visited-style-name="Visited_20_Internet_20_Link">https://www.nbtwiki.net/doku.php?id=tutorial:detrended_fluctuation_analysis_dfa</text:a></text:p>
      <text:p text:style-name="P1"><text:a xlink:type="simple" xlink:href="https://pypi.org/project/nolds/" text:style-name="Internet_20_link" text:visited-style-name="Visited_20_Internet_20_Link">https://pypi.org/project/nolds/</text:a></text:p>
      <text:p text:style-name="P1"><text:a xlink:type="simple" xlink:href="https://openneuro.org/" text:style-name="Internet_20_link" text:visited-style-name="Visited_20_Internet_20_Link">https://openneuro.org/</text:a></text:p>
      <text:p text:style-name="P1"/>
      <text:p text:style-name="P1">Preprocessing:</text:p>
      <text:p text:style-name="Standard"/>
      <text:p text:style-name="P1">#average across time:</text:p>
      <text:p text:style-name="P2">fslmaths sub-08_ses-1_task-ins_bold.nii.gz -Tmean sub-08_ses-1_task-ins_bold_Tmean</text:p>
      <text:p text:style-name="Standard"/>
      <text:p text:style-name="P1">#brain extract</text:p>
      <text:p text:style-name="Standard">bet sub-08_ses-1_task-ins_bold_Tmean.nii.gz sub-08_ses-1_task-ins_bold_Tmean_bet -o -m -R</text:p>
      <text:p text:style-name="Standard"/>
      <text:p text:style-name="P1">#segmentation</text:p>
      <text:p text:style-name="Standard">fast -t 2 -g -o seg sub-08_ses-1_task-ins_bold_Tmean_bet.nii.gz </text:p>
      <text:p text:style-name="P3">#(0 = grey, 1 = white, 2 = noise)</text:p>
      <text:p text:style-name="Standard"/>
      <text:p text:style-name="P1">#invert brain mask for noise (or what should be noise)</text:p>
      <text:p text:style-name="P1">fslmaths sub-08_ses-1_task-ins_bold_Tmean_bet_mask.nii.gz -sub 1 -abs sub-08_ses-1_task-ins_bold_Tmean_bet_maskinv</text:p>
      <text:p text:style-name="P1"/>
      <text:p text:style-name="P1"/>
      <text:p text:style-name="P1"/>
      <text:p text:style-name="P3">MATLAB:</text:p>
      <text:p text:style-name="P3">csfmask = niftiread('csf_mask.nii.gz');</text:p>
      <text:p text:style-name="P3">csflog = logical(csfmask);</text:p>
      <text:p text:style-name="P3">greymask = niftiread('grey_mask.nii.gz');</text:p>
      <text:p text:style-name="P3">greylog = logical(greymask);</text:p>
      <text:p text:style-name="P3">whitemask = niftiread('white_mask.nii.gz');</text:p>
      <text:p text:style-name="P3">whitelog = logical(whitemask);</text:p>
      <text:p text:style-name="P3">noisemask = niftiread('noise_mask.nii.gz');</text:p>
      <text:p text:style-name="P3">noiselog = logical(noisemask);</text:p>
      <text:p text:style-name="P3"/>
      <text:p text:style-name="P3">#random coordinate from grey matter:</text:p>
      <text:p text:style-name="P3"><text:bookmark-start text:name="__DdeLink__94_36049073"/><text:bookmark-start text:name="__DdeLink__97_36049073"/>[row,col,page] = ind2sub(size(greylog),datasample(find(greylog),1))<text:bookmark-end text:name="__DdeLink__94_36049073"/></text:p>
      <text:p text:style-name="P3">samplegrey = squeeze(sub8ins(row,col,page,:));<text:bookmark-end text:name="__DdeLink__97_36049073"/></text:p>
      <text:p text:style-name="P3"/>
      <text:p text:style-name="P5">#random coordinate from non-head:</text:p>
      <text:p text:style-name="P4"><text:bookmark-start text:name="__DdeLink__94_360490731"/><text:bookmark-start text:name="__DdeLink__101_36049073"/>[row,col,page] = ind2sub(size(<text:span text:style-name="T1">noise</text:span>log),datasample(find(<text:span text:style-name="T1">noise</text:span>log),1))<text:bookmark-end text:name="__DdeLink__94_360490731"/></text:p>
      <text:p text:style-name="P4">sample<text:span text:style-name="T1">noise</text:span> = squeeze(sub8ins(row,col,page,:));<text:bookmark-end text:name="__DdeLink__101_36049073"/></text:p>
      <text:p text:style-name="P4">HurstOlga(samplenoise(3:end),2.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eber</meta:initial-creator>
    <meta:creation-date>2020-01-17T11:23:15.045375993</meta:creation-date>
    <meta:generator>LibreOffice/6.0.7.3$Linux_X86_64 LibreOffice_project/00m0$Build-3</meta:generator>
    <dc:date>2020-04-29T14:00:33.430229655</dc:date>
    <dc:creator>Alex Weber</dc:creator>
    <meta:editing-duration>P22DT8H41M23S</meta:editing-duration>
    <meta:editing-cycles>5</meta:editing-cycles>
    <meta:document-statistic meta:table-count="0" meta:image-count="0" meta:object-count="0" meta:page-count="1" meta:paragraph-count="31" meta:word-count="101" meta:character-count="1367" meta:non-whitespace-character-count="1296"/>
  </office:meta>
</office:document-meta>
</file>